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667b9" officeooo:paragraph-rsid="001667b9"/>
    </style:style>
    <style:style style:name="P2" style:family="paragraph" style:parent-style-name="Text_20_body">
      <style:text-properties officeooo:rsid="001063f0" officeooo:paragraph-rsid="001063f0"/>
    </style:style>
    <style:style style:name="P3" style:family="paragraph" style:parent-style-name="Text_20_body">
      <style:text-properties officeooo:paragraph-rsid="0012c8a5"/>
    </style:style>
    <style:style style:name="P4" style:family="paragraph" style:parent-style-name="Text_20_body">
      <style:text-properties officeooo:rsid="001576cd" officeooo:paragraph-rsid="001576cd"/>
    </style:style>
    <style:style style:name="P5" style:family="paragraph" style:parent-style-name="Text_20_body">
      <style:text-properties officeooo:rsid="001667b9" officeooo:paragraph-rsid="001667b9"/>
    </style:style>
    <style:style style:name="P6" style:family="paragraph" style:parent-style-name="Text_20_body" style:list-style-name="L1">
      <style:text-properties officeooo:rsid="001667b9" officeooo:paragraph-rsid="001667b9"/>
    </style:style>
    <style:style style:name="P7" style:family="paragraph" style:parent-style-name="Text_20_body">
      <style:text-properties officeooo:rsid="001859c8" officeooo:paragraph-rsid="001859c8"/>
    </style:style>
    <style:style style:name="P8" style:family="paragraph" style:parent-style-name="Text_20_body">
      <style:text-properties officeooo:rsid="001a2873" officeooo:paragraph-rsid="001a2873"/>
    </style:style>
    <style:style style:name="P9" style:family="paragraph" style:parent-style-name="Text_20_body">
      <style:text-properties officeooo:rsid="001ba0d9" officeooo:paragraph-rsid="001ba0d9"/>
    </style:style>
    <style:style style:name="P10" style:family="paragraph" style:parent-style-name="Text_20_body">
      <style:paragraph-properties style:writing-mode="lr-tb"/>
      <style:text-properties officeooo:paragraph-rsid="00188dab"/>
    </style:style>
    <style:style style:name="P11" style:family="paragraph" style:parent-style-name="Text_20_body">
      <style:paragraph-properties style:writing-mode="lr-tb"/>
      <style:text-properties officeooo:rsid="00188e24" officeooo:paragraph-rsid="00188e24"/>
    </style:style>
    <style:style style:name="T1" style:family="text">
      <style:text-properties officeooo:rsid="00106a49"/>
    </style:style>
    <style:style style:name="T2" style:family="text">
      <style:text-properties officeooo:rsid="00113874"/>
    </style:style>
    <style:style style:name="T3" style:family="text">
      <style:text-properties officeooo:rsid="0012c8a5"/>
    </style:style>
    <style:style style:name="T4" style:family="text">
      <style:text-properties officeooo:rsid="001399f7"/>
    </style:style>
    <style:style style:name="T5" style:family="text">
      <style:text-properties officeooo:rsid="0013edc6"/>
    </style:style>
    <style:style style:name="T6" style:family="text">
      <style:text-properties officeooo:rsid="00188dab"/>
    </style:style>
    <style:style style:name="T7" style:family="text">
      <style:text-properties officeooo:rsid="001da04c"/>
    </style:style>
    <style:style style:name="T8" style:family="text">
      <style:text-properties officeooo:rsid="001e6d83"/>
    </style:style>
    <style:style style:name="T9" style:family="text">
      <style:text-properties officeooo:rsid="002044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in Zon Directory Whitepaper</text:p>
      <text:p text:style-name="P2"><text:span text:style-name="T1">This is the main whitepaper. </text:span>There are also voting and robots.txt whitepapers.</text:p>
      <text:h text:style-name="Heading_20_1" text:outline-level="1">Basic idea</text:h>
      <text:p text:style-name="P3"><text:span text:style-name="T2">Zon Directory combines an editable ETH-voting controlled Web directory with files (hosted on Arweave) sales, Twitter-like messages, and blogs (</text:span><text:span text:style-name="T3">published</text:span><text:span text:style-name="T2"> on Arweave). Blogs support dynamic templates. </text:span><text:span text:style-name="T4">It is implemented on Ethereum and TheGraph </text:span><text:span text:style-name="T5">among Arweave</text:span><text:span text:style-name="T4">.</text:span></text:p>
      <text:p text:style-name="P8">The directory is a weighted (by ETH up/down votes) directed graph of English category names.</text:p>
      <text:p text:style-name="P8">There are also “owned” categories. The content of an owned directory is determined by its owner (a user). <text:span text:style-name="T8">An owned category can be used among other as a blog </text:span><text:span text:style-name="T9">or microblog</text:span><text:span text:style-name="T8">.</text:span></text:p>
      <text:p text:style-name="P9">Every category (owned or unowned) can contain unowned child categories, owned categories, items for sale or download, links, messages, and blog posts. <text:span text:style-name="T7">This makes the business competitive as a categorized repository of everything with anti-spam voting.</text:span></text:p>
      <text:h text:style-name="P1" text:outline-level="1">Smart contracts</text:h>
      <text:p text:style-name="P5">Currently there are two Ethereum smart contracts:</text:p>
      <text:list xml:id="list1289145415" text:style-name="L1">
        <text:list-item>
          <text:p text:style-name="P6">Files (the main one)</text:p>
        </text:list-item>
        <text:list-item>
          <text:p text:style-name="P6">BlogTemplates (for blog templating)</text:p>
        </text:list-item>
      </text:list>
      <text:p text:style-name="P7">Contracts’ sources are verified at EtherScan.</text:p>
      <text:h text:style-name="Heading_20_1" text:outline-level="1">Profit model</text:h>
      <text:p text:style-name="P4">Authors profit from selling files, donations, and upvoting of their posts. There is also an affiliate program (not yet fully implemented).</text:p>
      <text:p text:style-name="P5">The PST <text:span text:style-name="T6">(profit sharing token) </text:span>holders receive a share of sales, donations, up and down voting. (For sales, donations, and voting PST holders’ shares are different and configurable via the main smart contract.</text:p>
      <text:p text:style-name="P10"><text:span text:style-name="T6">There are two separate PSTs: one for Ethereum and one for Arweave. The Ehtereum PST is a ERC-20 token with profit distributed as explained above. As sales are both in ETH and Arweave, the Arweave PST (a “standard” SmartWeave PST without any changes) holders receive a share of sales, but this is not controlled by a smart contract.</text:span></text:p>
      <text:p text:style-name="P11">Arweave profits are distributed immediately during the time of share. Ethereum PST holders can view and withdraw their profit through the UI of the app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Hebrew" style:font-family-complex="'Noto Sans Hebrew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ctor Porton</meta:initial-creator>
    <meta:creation-date>2020-07-30T21:27:17.283744281</meta:creation-date>
    <dc:date>2020-07-30T21:40:56.454511858</dc:date>
    <dc:creator>Victor Porton</dc:creator>
    <meta:editing-duration>PT13M32S</meta:editing-duration>
    <meta:editing-cycles>17</meta:editing-cycles>
    <meta:generator>LibreOffice/6.4.4.2$Linux_X86_64 LibreOffice_project/40$Build-2</meta:generator>
    <meta:document-statistic meta:table-count="0" meta:image-count="0" meta:object-count="0" meta:page-count="1" meta:paragraph-count="17" meta:word-count="299" meta:character-count="1895" meta:non-whitespace-character-count="1615"/>
  </office:meta>
</office:document-meta>
</file>